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E000001A988C1A4B36690B36F.png" manifest:media-type="image/png"/>
  <manifest:file-entry manifest:full-path="Pictures/1000000100000371000000CA49F709B849E5F871.png" manifest:media-type="image/png"/>
  <manifest:file-entry manifest:full-path="Pictures/10000001000001690000019B19366D4FE1E3749B.png" manifest:media-type="image/png"/>
  <manifest:file-entry manifest:full-path="Pictures/10000001000002BB00000217367313A603A019FE.png" manifest:media-type="image/png"/>
  <manifest:file-entry manifest:full-path="Pictures/10000001000003940000013B52572CF27A0858C1.png" manifest:media-type="image/png"/>
  <manifest:file-entry manifest:full-path="Pictures/1000000100000371000001044A714144C8C6FC92.png" manifest:media-type="image/png"/>
  <manifest:file-entry manifest:full-path="Pictures/100000010000025D00000099114072BB39B439E9.png" manifest:media-type="image/png"/>
  <manifest:file-entry manifest:full-path="Pictures/1000000100000354000002A63AE08A6C24538C82.png" manifest:media-type="image/png"/>
  <manifest:file-entry manifest:full-path="Pictures/100000010000039F00000298343635DF666F1186.png" manifest:media-type="image/png"/>
  <manifest:file-entry manifest:full-path="Pictures/10000001000002D300000220066578557399C725.png" manifest:media-type="image/png"/>
  <manifest:file-entry manifest:full-path="Pictures/1000000100000299000003C7261887F44E545A28.png" manifest:media-type="image/png"/>
  <manifest:file-entry manifest:full-path="Pictures/10000001000002150000009464772169B0CAF2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igura1" text:anchor-type="as-char" svg:width="17cm" svg:height="7.669cm" draw:z-index="0"><draw:image xlink:href="Pictures/10000001000003AE000001A988C1A4B36690B36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Figura2" text:anchor-type="as-char" svg:y="-4.029cm" svg:width="17cm" svg:height="3.896cm" draw:z-index="1"><draw:image xlink:href="Pictures/1000000100000371000000CA49F709B849E5F871.png" xlink:type="simple" xlink:show="embed" xlink:actuate="onLoad" draw:mime-type="image/png"/></draw:frame></text:p>
      <text:p text:style-name="Standard"/>
      <text:p text:style-name="Standard"><draw:frame draw:style-name="fr1" draw:name="Figura3" text:anchor-type="as-char" svg:y="-5.51cm" svg:width="17cm" svg:height="5.844cm" draw:z-index="2"><draw:image xlink:href="Pictures/10000001000003940000013B52572CF27A0858C1.png" xlink:type="simple" xlink:show="embed" xlink:actuate="onLoad" draw:mime-type="image/png"/></draw:frame></text:p>
      <text:p text:style-name="Standard"/>
      <text:p text:style-name="Standard"><draw:frame draw:style-name="fr2" draw:name="Figura4" text:anchor-type="as-char" svg:width="17cm" svg:height="5.015cm" draw:z-index="3"><draw:image xlink:href="Pictures/1000000100000371000001044A714144C8C6FC92.png" xlink:type="simple" xlink:show="embed" xlink:actuate="onLoad" draw:mime-type="image/png"/></draw:frame></text:p>
      <text:p text:style-name="Standard"><text:soft-page-break/><draw:frame draw:style-name="fr2" draw:name="Figura7" text:anchor-type="as-char" svg:width="16.009cm" svg:height="4.048cm" draw:z-index="6"><draw:image xlink:href="Pictures/100000010000025D00000099114072BB39B439E9.png" xlink:type="simple" xlink:show="embed" xlink:actuate="onLoad" draw:mime-type="image/png"/></draw:frame></text:p>
      <text:p text:style-name="P1"><draw:frame draw:style-name="fr1" draw:name="Figura5" text:anchor-type="as-char" svg:y="-11.843cm" svg:width="17cm" svg:height="12.176cm" draw:z-index="4"><draw:image xlink:href="Pictures/100000010000039F00000298343635DF666F1186.png" xlink:type="simple" xlink:show="embed" xlink:actuate="onLoad" draw:mime-type="image/png"/></draw:frame></text:p>
      <text:p text:style-name="Standard"/>
      <text:p text:style-name="Standard"><draw:frame draw:style-name="fr2" draw:name="Figura6" text:anchor-type="as-char" svg:width="9.551cm" svg:height="10.874cm" draw:z-index="5"><draw:image xlink:href="Pictures/10000001000001690000019B19366D4FE1E3749B.png" xlink:type="simple" xlink:show="embed" xlink:actuate="onLoad" draw:mime-type="image/png"/></draw:frame></text:p>
      <text:p text:style-name="Standard"/>
      <text:p text:style-name="Standard"><text:soft-page-break/><draw:frame draw:style-name="fr2" draw:name="Figura8" text:anchor-type="as-char" svg:width="17cm" svg:height="13.527cm" draw:z-index="7"><draw:image xlink:href="Pictures/1000000100000354000002A63AE08A6C24538C82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Figura9" text:anchor-type="as-char" svg:y="-12.458cm" svg:width="17cm" svg:height="12.792cm" draw:z-index="8"><draw:image xlink:href="Pictures/10000001000002D300000220066578557399C725.png" xlink:type="simple" xlink:show="embed" xlink:actuate="onLoad" draw:mime-type="image/png"/></draw:frame></text:p>
      <text:p text:style-name="Standard"/>
      <text:p text:style-name="Standard"><text:soft-page-break/><draw:frame draw:style-name="fr2" draw:name="Figura10" text:anchor-type="as-char" svg:width="17cm" svg:height="13.01cm" draw:z-index="9"><draw:image xlink:href="Pictures/10000001000002BB00000217367313A603A019FE.png" xlink:type="simple" xlink:show="embed" xlink:actuate="onLoad" draw:mime-type="image/png"/></draw:frame></text:p>
      <text:p text:style-name="Standard"/>
      <text:p text:style-name="Standard"><draw:frame draw:style-name="fr2" draw:name="Figura11" text:anchor-type="as-char" svg:width="7.232cm" svg:height="10.516cm" draw:z-index="10"><draw:image xlink:href="Pictures/1000000100000299000003C7261887F44E545A28.png" xlink:type="simple" xlink:show="embed" xlink:actuate="onLoad" draw:mime-type="image/png"/></draw:frame></text:p>
      <text:p text:style-name="Standard"/>
      <text:p text:style-name="Standard"><text:soft-page-break/><draw:frame draw:style-name="fr1" draw:name="Figura12" text:anchor-type="as-char" svg:y="-3.582cm" svg:width="14.104cm" svg:height="3.916cm" draw:z-index="11"><draw:image xlink:href="Pictures/10000001000002150000009464772169B0CAF2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Times New Roman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22:44:51.051000000</dc:date>
    <meta:editing-duration>PT1H51M44S</meta:editing-duration>
    <meta:editing-cycles>2</meta:editing-cycles>
    <meta:generator>LibreOffice/7.4.2.3$Windows_X86_64 LibreOffice_project/382eef1f22670f7f4118c8c2dd222ec7ad009daf</meta:generator>
    <meta:document-statistic meta:table-count="0" meta:image-count="12" meta:object-count="0" meta:page-count="7" meta:paragraph-count="12" meta:word-count="0" meta:character-count="0" meta:non-whitespace-character-count="0"/>
  </office:meta>
</office:document-meta>
</file>